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fo:background-color="transparent" style:font-weight-asian="bold"/>
    </style:style>
    <style:style style:name="P2" style:family="paragraph" style:parent-style-name="Standard">
      <style:text-properties fo:font-weight="bold" fo:background-color="transparent" style:font-weight-asian="bold"/>
    </style:style>
    <style:style style:name="P3" style:family="paragraph" style:parent-style-name="Standard">
      <style:text-properties fo:font-style="italic" fo:background-color="transparent" style:font-style-asian="italic"/>
    </style:style>
    <style:style style:name="P4" style:family="paragraph" style:parent-style-name="Standard">
      <style:text-properties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fo:background-color="transparent" loext:char-shading-value="0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background-color="#ffff00" loext:char-shading-value="0" style:font-style-asian="italic"/>
    </style:style>
    <style:style style:name="T5" style:family="text">
      <style:text-properties fo:font-style="italic" fo:background-color="#ffff00" loext:char-shading-value="0" style:font-style-asian="italic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Recruitment Phone Script</text:p>
      <text:p text:style-name="P4"/>
      <text:p text:style-name="Standard"><text:span text:style-name="T6">Below is a sample recruitment phone script that was used for a real study. We’ve provided this script as a guide only. </text:span><text:span text:style-name="T2">If you choose to use it, tailor this script for your study.</text:span><text:span text:style-name="T6"> Visit our website for</text:span><text:span text:style-name="T7"> more information</text:span><text:span text:style-name="T6"> on </text:span><text:a xlink:type="simple" xlink:href="http://irb.ucsf.edu/recruitment" text:style-name="Internet_20_link" text:visited-style-name="Visited_20_Internet_20_Link"><text:span text:style-name="Internet_20_link"><text:span text:style-name="T6">recruitment materials</text:span></text:span></text:a><text:span text:style-name="T6">. </text:span></text:p>
      <text:p text:style-name="P4"><text:bookmark text:name="_GoBack"/></text:p>
      <text:p text:style-name="P4"/>
      <text:p text:style-name="P4"><text:span text:style-name="T1">Study Team:</text:span> Good afternoon, may I please speak with [<text:span text:style-name="T3">name</text:span>]?</text:p>
      <text:p text:style-name="P4"/>
      <text:p text:style-name="P3">If the Person is not available: Thank the person who answered and say goodbye.</text:p>
      <text:p text:style-name="P3"/>
      <text:p text:style-name="P3">If the Person is available: First confirm that you are speaking to the correct person.</text:p>
      <text:p text:style-name="P4"/>
      <text:p text:style-name="P4"><text:span text:style-name="T1">Study Team:</text:span> This is [<text:span text:style-name="T3">name</text:span>] calling from the <text:span text:style-name="T9">UCSF </text:span>[<text:span text:style-name="T3">name of group</text:span>]. I am</text:p>
      <text:p text:style-name="P4">a [<text:span text:style-name="T3">physician/researcher/coordinator</text:span>] working with Dr. [<text:span text:style-name="T5">UCSF</text:span><text:span text:style-name="T3"> researcher’s name</text:span>].</text:p>
      <text:p text:style-name="P4">Is this an Ok time for you to speak?</text:p>
      <text:p text:style-name="P4"/>
      <text:p text:style-name="P3">If the Person says “No” or “I’m not sure”</text:p>
      <text:p text:style-name="P2"/>
      <text:p text:style-name="P4"><text:span text:style-name="T1">Study Team</text:span>: Okay. [<text:span text:style-name="T3">Ask if you can schedule another time to talk. If the person is not sure or seems hesitant, thank him/her and say goodbye.</text:span>]</text:p>
      <text:p text:style-name="P4"/>
      <text:p text:style-name="P3">If the Person says “Yes”</text:p>
      <text:p text:style-name="P4"/>
      <text:p text:style-name="P4"><text:span text:style-name="T1">Study Team:</text:span> Great. I wanted to let you know about a new study for patients who have [<text:span text:style-name="T3">disease or condition being studied</text:span>]. You may recall you filled out a questionnaire when you were first seen at <text:span text:style-name="T9">UCSF’s</text:span> [<text:span text:style-name="T3">name of clinic</text:span>]. In the questionnaire, you indicated that you were interested in future research studies. Would you like to hear more about this study?</text:p>
      <text:p text:style-name="P4"/>
      <text:p text:style-name="P3">If the Person says “No” or “I’m not sure”</text:p>
      <text:p text:style-name="P4"/>
      <text:p text:style-name="P4">Study Team: No problem. You had indicated in one of the questionnaires back on [<text:span text:style-name="T3">date</text:span>] that you are interested in hearing about future research studies. I wanted to make sure you had the opportunity to learn about any study we have at the <text:span text:style-name="T9">UCSF</text:span> [<text:span text:style-name="T3">name of clinic</text:span>]. Thank you for your time.</text:p>
      <text:p text:style-name="P4"/>
      <text:p text:style-name="P3">If the Person says “Yes”</text:p>
      <text:p text:style-name="P4"/>
      <text:p text:style-name="P4"><text:span text:style-name="T1">Study Team:</text:span> As you know, you have [<text:span text:style-name="T3">condition</text:span>] but no one knows what causes [<text:span text:style-name="T3">condition</text:span>] or why some people get it. We think that it may be caused by [<text:span text:style-name="T3">lay language description of cause</text:span>]. Certain genetic mutations also may put some people at increased risk of developing [<text:span text:style-name="T3">condition</text:span>].</text:p>
      <text:p text:style-name="P4"/>
      <text:p text:style-name="P4">This new study is recruiting patients diagnosed with [<text:span text:style-name="T3">condition</text:span>] to collect a blood sample and a sample from the lungs, using a procedure called <text:span text:style-name="T9">bronchoscopy</text:span>. <text:soft-page-break/><text:span text:style-name="T9">Bronchoscopy</text:span> is a procedure commonly used in clinical practice for patients with your disease to collect a fluid sample from the lungs. It does not entail taking a biopsy of the lungs. The lung fluid sample will then be used to test for molecules in the environment that may cause [<text:span text:style-name="T3">condition</text:span>], and the blood sample will be used to look for genetic mutations that may increase the risk of developing [<text:span text:style-name="T3">condition</text:span>].</text:p>
      <text:p text:style-name="P4"/>
      <text:p text:style-name="P4">The study includes [<text:span text:style-name="T3">number of visits</text:span>] visits to <text:span text:style-name="T9">UCSF</text:span>. The first visit will be done to make sure you qualify for the study and to perform some tests. The second visit is to perform<text:span text:style-name="T9"> bronchoscopy</text:span> and collect a blood sample. You will not receive any new or experimental treatments as part of the study.</text:p>
      <text:p text:style-name="P4"/>
      <text:p text:style-name="P4">I am happy to send you a consent form to look over if you would like to know details about this research study. The consent form is a document that tells you what your rights are as a participant, what the study is about, and the risks and benefits of participating.</text:p>
      <text:p text:style-name="P4"/>
      <text:p text:style-name="P3">If the Person is interested in receiving a copy of the consent form:</text:p>
      <text:p text:style-name="P4"/>
      <text:p text:style-name="P4"><text:span text:style-name="T1">Study Team:</text:span> Does email work for you?</text:p>
      <text:p text:style-name="P4"/>
      <text:p text:style-name="P4">If the Person says “Yes” ask for their email: _______________</text:p>
      <text:p text:style-name="P4"/>
      <text:p text:style-name="P4"><text:span text:style-name="T1">Study Team:</text:span> Thanks, I got that. I will email you a copy of the consent form. Please feel free to look it over and discuss with friends and family. You can contact me with any questions too. I will check back in with you in a few days as well.</text:p>
      <text:p text:style-name="P4"/>
      <text:p text:style-name="P4">Do you have any questions for me at this time?</text:p>
      <text:p text:style-name="P4"/>
      <text:p text:style-name="P3">Answer any questions patient may have.</text:p>
      <text:p text:style-name="P4"/>
      <text:p text:style-name="P4">It was nice speaking with you, and we will be in touch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en" fo:country="US" style:letter-kerning="fals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ＭＳ 明朝" style:font-family-asian="'ＭＳ 明朝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3-08T03:46:00</meta:creation-date>
    <meta:initial-creator>Melanie Mace</meta:initial-creator>
    <dc:language>en-HK</dc:language>
    <dc:date>2024-01-30T00:06:47.271000000</dc:date>
    <meta:editing-cycles>5</meta:editing-cycles>
    <meta:editing-duration>PT2M20S</meta:editing-duration>
    <meta:generator>LibreOffice/7.6.3.2$Windows_X86_64 LibreOffice_project/29d686fea9f6705b262d369fede658f824154cc0</meta:generator>
    <meta:document-statistic meta:table-count="0" meta:image-count="0" meta:object-count="0" meta:page-count="2" meta:paragraph-count="26" meta:word-count="642" meta:character-count="3554" meta:non-whitespace-character-count="2937"/>
    <meta:user-defined meta:name="AppVersion">15.0000</meta:user-defined>
    <meta:template xlink:type="simple" xlink:actuate="onRequest" xlink:title="Normal.dotm" xlink:href=""/>
  </office:meta>
</office:document-meta>
</file>